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22fe43" officeooo:paragraph-rsid="0022fe43"/>
    </style:style>
    <style:style style:name="P2" style:family="paragraph" style:parent-style-name="Standard">
      <style:text-properties officeooo:rsid="0022fe43" officeooo:paragraph-rsid="0025b555"/>
    </style:style>
    <style:style style:name="P3" style:family="paragraph" style:parent-style-name="Standard">
      <style:text-properties officeooo:rsid="0023cd36" officeooo:paragraph-rsid="0023cd36"/>
    </style:style>
    <style:style style:name="P4" style:family="paragraph" style:parent-style-name="Standard">
      <style:text-properties officeooo:rsid="0025a0ef" officeooo:paragraph-rsid="0025a0ef"/>
    </style:style>
    <style:style style:name="P5" style:family="paragraph" style:parent-style-name="Standard">
      <style:text-properties officeooo:rsid="00270718" officeooo:paragraph-rsid="00270718"/>
    </style:style>
    <style:style style:name="P6" style:family="paragraph" style:parent-style-name="Standard">
      <style:text-properties officeooo:rsid="00280eb7" officeooo:paragraph-rsid="00280eb7"/>
    </style:style>
    <style:style style:name="P7" style:family="paragraph" style:parent-style-name="Standard">
      <style:text-properties officeooo:rsid="002937c8" officeooo:paragraph-rsid="002f5925"/>
    </style:style>
    <style:style style:name="P8" style:family="paragraph" style:parent-style-name="Standard">
      <style:text-properties officeooo:rsid="0029d217" officeooo:paragraph-rsid="0029d217"/>
    </style:style>
    <style:style style:name="P9" style:family="paragraph" style:parent-style-name="Standard">
      <style:text-properties officeooo:rsid="002a54ca" officeooo:paragraph-rsid="002a54ca"/>
    </style:style>
    <style:style style:name="P10" style:family="paragraph" style:parent-style-name="Standard">
      <style:text-properties officeooo:rsid="002bba7f" officeooo:paragraph-rsid="002bba7f"/>
    </style:style>
    <style:style style:name="P11" style:family="paragraph" style:parent-style-name="Standard">
      <style:text-properties officeooo:rsid="002d8b95" officeooo:paragraph-rsid="002d8b95"/>
    </style:style>
    <style:style style:name="P12" style:family="paragraph" style:parent-style-name="Standard">
      <style:text-properties officeooo:rsid="002d8b95" officeooo:paragraph-rsid="003b3084"/>
    </style:style>
    <style:style style:name="P13" style:family="paragraph" style:parent-style-name="Standard">
      <style:text-properties officeooo:rsid="002e78be" officeooo:paragraph-rsid="0030d463"/>
    </style:style>
    <style:style style:name="P14" style:family="paragraph" style:parent-style-name="Standard">
      <style:text-properties officeooo:rsid="002f5925" officeooo:paragraph-rsid="002f5925"/>
    </style:style>
    <style:style style:name="P15" style:family="paragraph" style:parent-style-name="Standard">
      <style:text-properties officeooo:rsid="0030b9bf" officeooo:paragraph-rsid="0030b9bf"/>
    </style:style>
    <style:style style:name="P16" style:family="paragraph" style:parent-style-name="Standard">
      <style:text-properties officeooo:rsid="0030c835" officeooo:paragraph-rsid="0030c835"/>
    </style:style>
    <style:style style:name="P17" style:family="paragraph" style:parent-style-name="Standard">
      <style:text-properties officeooo:rsid="003270d5" officeooo:paragraph-rsid="003270d5"/>
    </style:style>
    <style:style style:name="P18" style:family="paragraph" style:parent-style-name="Standard">
      <style:text-properties officeooo:rsid="00340599" officeooo:paragraph-rsid="00340599"/>
    </style:style>
    <style:style style:name="P19" style:family="paragraph" style:parent-style-name="Standard">
      <style:text-properties officeooo:rsid="0034ca89" officeooo:paragraph-rsid="0034ca89"/>
    </style:style>
    <style:style style:name="P20" style:family="paragraph" style:parent-style-name="Standard">
      <style:text-properties officeooo:rsid="00360f09" officeooo:paragraph-rsid="00360f09"/>
    </style:style>
    <style:style style:name="P21" style:family="paragraph" style:parent-style-name="Standard">
      <style:text-properties officeooo:rsid="00378025" officeooo:paragraph-rsid="00378025"/>
    </style:style>
    <style:style style:name="P22" style:family="paragraph" style:parent-style-name="Standard">
      <style:text-properties officeooo:paragraph-rsid="00378025"/>
    </style:style>
    <style:style style:name="P23" style:family="paragraph" style:parent-style-name="Standard">
      <style:text-properties officeooo:rsid="0039c70e" officeooo:paragraph-rsid="0039c70e"/>
    </style:style>
    <style:style style:name="P24" style:family="paragraph" style:parent-style-name="Standard">
      <style:text-properties officeooo:rsid="003a4db6" officeooo:paragraph-rsid="003a4db6"/>
    </style:style>
    <style:style style:name="P25" style:family="paragraph" style:parent-style-name="Standard">
      <style:text-properties officeooo:paragraph-rsid="002d8b95"/>
    </style:style>
    <style:style style:name="P26" style:family="paragraph" style:parent-style-name="Standard">
      <style:text-properties officeooo:rsid="003d2172" officeooo:paragraph-rsid="003d2172"/>
    </style:style>
    <style:style style:name="P27" style:family="paragraph" style:parent-style-name="Standard">
      <style:text-properties officeooo:rsid="003d2ffc" officeooo:paragraph-rsid="003d2ffc"/>
    </style:style>
    <style:style style:name="P28" style:family="paragraph" style:parent-style-name="Standard">
      <style:text-properties officeooo:rsid="003dfb31" officeooo:paragraph-rsid="003dfb31"/>
    </style:style>
    <style:style style:name="T1" style:family="text">
      <style:text-properties officeooo:rsid="0022fe43"/>
    </style:style>
    <style:style style:name="T2" style:family="text">
      <style:text-properties officeooo:rsid="0025b555"/>
    </style:style>
    <style:style style:name="T3" style:family="text">
      <style:text-properties officeooo:rsid="002bba7f"/>
    </style:style>
    <style:style style:name="T4" style:family="text">
      <style:text-properties officeooo:rsid="002d8b95"/>
    </style:style>
    <style:style style:name="T5" style:family="text">
      <style:text-properties officeooo:rsid="0030b9bf"/>
    </style:style>
    <style:style style:name="T6" style:family="text">
      <style:text-properties officeooo:rsid="0030d463"/>
    </style:style>
    <style:style style:name="T7" style:family="text">
      <style:text-properties officeooo:rsid="00340599"/>
    </style:style>
    <style:style style:name="T8" style:family="text">
      <style:text-properties officeooo:rsid="0034ca89"/>
    </style:style>
    <style:style style:name="T9" style:family="text">
      <style:text-properties officeooo:rsid="0034d5f3"/>
    </style:style>
    <style:style style:name="T10" style:family="text">
      <style:text-properties officeooo:rsid="00378025"/>
    </style:style>
    <style:style style:name="T11" style:family="text">
      <style:text-properties fo:font-variant="normal" fo:text-transform="none" fo:color="#000000" loext:opacity="100%" fo:letter-spacing="normal"/>
    </style:style>
    <style:style style:name="T12" style:family="text">
      <style:text-properties fo:font-variant="normal" fo:text-transform="none" fo:color="#000000" loext:opacity="100%" fo:letter-spacing="normal" fo:font-style="normal" fo:font-weight="normal"/>
    </style:style>
    <style:style style:name="T13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14" style:family="text">
      <style:text-properties fo:font-variant="normal" fo:text-transform="none" fo:color="#374151" loext:opacity="100%" style:font-name="S hne" fo:font-size="10pt" fo:letter-spacing="normal" fo:font-style="normal" fo:font-weight="normal" style:font-size-asian="10pt" style:font-size-complex="10pt"/>
    </style:style>
    <style:style style:name="T15" style:family="text">
      <style:text-properties officeooo:rsid="00384a03"/>
    </style:style>
    <style:style style:name="T16" style:family="text">
      <style:text-properties officeooo:rsid="0039c70e"/>
    </style:style>
    <style:style style:name="T17" style:family="text">
      <style:text-properties officeooo:rsid="003b3084"/>
    </style:style>
    <style:style style:name="T18" style:family="text">
      <style:text-properties loext:padding="0.049cm" loext:border="0.06pt solid #d9d9e3"/>
    </style:style>
    <style:style style:name="T19" style:family="text">
      <style:text-properties fo:font-size="10pt" officeooo:rsid="003b3084" style:font-size-asian="10pt" style:font-size-complex="10pt"/>
    </style:style>
    <style:style style:name="T20" style:family="text">
      <style:text-properties fo:font-size="10pt" style:font-size-asian="10pt" style:font-size-complex="10pt" loext:padding="0.049cm" loext:border="0.06pt solid #d9d9e3"/>
    </style:style>
    <style:style style:name="T21" style:family="text">
      <style:text-properties officeooo:rsid="003d2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5"><text:span text:style-name="T4">&lt;&lt;&lt; - </text:span><text:span text:style-name="T17">here string </text:span><text:span text:style-name="T19">- </text:span><text:span text:style-name="T14">t allows you to feed a string as input to a command, similar to how you use a pipe (</text:span><text:span text:style-name="Source_20_Text"><text:span text:style-name="T20">|</text:span></text:span><text:span text:style-name="T14">) to send the output of one command as input to another command.</text:span></text:p>
      <text:p text:style-name="P12">Awk <text:s/>-<text:span text:style-name="T16">F </text:span>- mawk - pattern scanning and text processing language <text:s/>-<text:span text:style-name="T16">F “ “ referst feild separator, a string is seperated by white space so we mentioned “ <text:s/>“ one empty space between the inverted commas.</text:span></text:p>
      <text:p text:style-name="P12"><text:span text:style-name="T1">cat</text:span></text:p>
      <text:p text:style-name="P17">clear</text:p>
      <text:p text:style-name="P11">cut – <text:s/><text:span text:style-name="T15">r</text:span>emove sections from each line of files</text:p>
      <text:p text:style-name="P16">curl url – <text:span text:style-name="T6">retrive the information from the internet.</text:span></text:p>
      <text:p text:style-name="P16">generally devops engineer uploads the generated log files into amazon s3, google storage or azure blob, to access the logfile <text:s/>to your linux we need to use the curl command following the logfile url.</text:p>
      <text:p text:style-name="P1">chmod</text:p>
      <text:p text:style-name="P1">clear</text:p>
      <text:p text:style-name="P1">cd</text:p>
      <text:p text:style-name="P6">df -<text:span text:style-name="T15">h</text:span></text:p>
      <text:p text:style-name="P10">date</text:p>
      <text:p text:style-name="P4">free – displays the amount of memory </text:p>
      <text:p text:style-name="P17">find <text:s/>/ -<text:span text:style-name="T7">name <text:s/>filename <text:s text:c="11"/>-# <text:s text:c="2"/>/ refers to check in all locations.</text:span></text:p>
      <text:p text:style-name="P5">Grep</text:p>
      <text:p text:style-name="P24">grep -o – which stands for only,it will only count the letter mentioned</text:p>
      <text:p text:style-name="P1">history -used to see the previous commands.</text:p>
      <text:p text:style-name="P9">Kill pid</text:p>
      <text:p text:style-name="P26">ln</text:p>
      <text:p text:style-name="P18">LOOPING IN SHELL SCRIPTING:</text:p>
      <text:p text:style-name="P18">if</text:p>
      <text:p text:style-name="P18">if else-</text:p>
      <text:p text:style-name="P19">if-else.sh........................................................</text:p>
      <text:p text:style-name="P19">a = 4</text:p>
      <text:p text:style-name="P19">b = 10</text:p>
      <text:p text:style-name="P19"/>
      <text:p text:style-name="P19">if [ $a &gt; $b ]</text:p>
      <text:p text:style-name="P19">then</text:p>
      <text:p text:style-name="P19"><text:s text:c="4"/>echo " a is greater than b "</text:p>
      <text:p text:style-name="P19">else</text:p>
      <text:p text:style-name="P19"><text:s text:c="4"/>echo " b is greater than a "</text:p>
      <text:p text:style-name="P19">fi <text:s/></text:p>
      <text:p text:style-name="P19"/>
      <text:p text:style-name="P19">there are for , while , until, select loop in shell but most widely for is used.</text:p>
      <text:p text:style-name="P19"/>
      <text:p text:style-name="P19">For</text:p>
      <text:p text:style-name="P19">for i in {1.100}; do echo $1; done</text:p>
      <text:p text:style-name="P18"/>
      <text:p text:style-name="P18">........................................................................</text:p>
      <text:p text:style-name="P1">ls</text:p>
      <text:p text:style-name="P28">logrotate</text:p>
      <text:p text:style-name="P28">logrotate -f /etc/logrotate.conf</text:p>
      <text:p text:style-name="P1">man</text:p>
      <text:p text:style-name="P1">mkdir</text:p>
      <text:p text:style-name="P4">nproc – dislays no of cpu’s.</text:p>
      <text:p text:style-name="P23">netcat</text:p>
      <text:p text:style-name="P1"><text:soft-page-break/>Pwd</text:p>
      <text:p text:style-name="P9">pipe | - <text:span text:style-name="T3">send the output of the first command to second command.</text:span></text:p>
      <text:p text:style-name="P8">ps -ef – displays all the running prrocesses -ef in a full format.</text:p>
      <text:p text:style-name="P10">Ps -ef | grep “process name”</text:p>
      <text:p text:style-name="P13">ps -ef <text:s/>| grep amazon | awk -F <text:s/>“ <text:s text:c="2"/>“ ‘{print <text:s/>$2}’</text:p>
      <text:p text:style-name="P3">rm -rf</text:p>
      <text:p text:style-name="P18">REVERSE SEARCH IN LINUX :</text:p>
      <text:p text:style-name="P18">ctrl+r</text:p>
      <text:p text:style-name="P18">.......................................................................</text:p>
      <text:p text:style-name="P18">sudo su -</text:p>
      <text:p text:style-name="P23">sar</text:p>
      <text:p text:style-name="P15">USED IN SHELL SCRIPTING.....................</text:p>
      <text:p text:style-name="P7">set -x <text:s/>- debug mode in vim editor- show the command during execution, every script line it </text:p>
      <text:p text:style-name="P14">set -e <text:s/>- exits the script when there is an error</text:p>
      <text:p text:style-name="P15">drawback for set -e is when ever thee is invalid command and after that pipe and valid command , then it will not show the error , it will treat all the command as valid one and proceed for execution.</text:p>
      <text:p text:style-name="P15">Eg : sjfkfjkgjfkj | echo – it will execute.</text:p>
      <text:p text:style-name="P15"><text:s text:c="8"/>Sljdjdfjdfjdj | echo |asdfgh – it will not execute as the last command is invalid.</text:p>
      <text:p text:style-name="P14">set -o pipefail - <text:s/><text:span text:style-name="T5">when there is a single pipe fail it will stop executing.</text:span></text:p>
      <text:p text:style-name="P27">Set - u</text:p>
      <text:p text:style-name="P15">ALSO CAN BE WRITTEN IF WE WANT ALL</text:p>
      <text:p text:style-name="P15">set -exo pipefail</text:p>
      <text:p text:style-name="P28">sort</text:p>
      <text:p text:style-name="P7">executes it give you + symbol for avoiding ambiguity which line does the script belongs to.</text:p>
      <text:p text:style-name="P2">..............................................................................</text:p>
      <text:p text:style-name="P20">SIGNALS IN LINUX......................................................</text:p>
      <text:p text:style-name="P20"><text:a xlink:type="simple" xlink:href="https://faculty.cs.niu.edu/~hutchins/csci480/signals.htm" text:style-name="Internet_20_link" text:visited-style-name="Visited_20_Internet_20_Link">https://faculty.cs.niu.edu/~hutchins/csci480/signals.htm</text:a></text:p>
      <text:p text:style-name="P21">..........</text:p>
      <text:p text:style-name="P21">trap <text:s/>echo “dont use the ctrl+c” SIGINT</text:p>
      <text:p text:style-name="P22"><text:span text:style-name="T10">#</text:span><text:span text:style-name="T11"> </text:span><text:span text:style-name="T12">2 SIGINT <text:s text:c="4"/>Terminate <text:s text:c="2"/>Interrupt from keyboard, Control-C <text:s text:c="2"/>Yes</text:span></text:p>
      <text:p text:style-name="P21">...........</text:p>
      <text:p text:style-name="P21">trap “rm -rf *” SIGINT</text:p>
      <text:p text:style-name="P20">..........................................................................................</text:p>
      <text:p text:style-name="P2"><text:span text:style-name="T8">t</text:span>ouch</text:p>
      <text:p text:style-name="P23">traceroute <text:span text:style-name="T21">url – debugs the network</text:span></text:p>
      <text:p text:style-name="P27">tracepath – also used for network debugging.</text:p>
      <text:p text:style-name="P11">trim – find in web</text:p>
      <text:p text:style-name="P19">trap – <text:span text:style-name="T9">trap is basically used for trapping signals.</text:span></text:p>
      <text:p text:style-name="P4">top -<text:span text:style-name="T2">displays the processes in the machine, which process taking more menory, and which take less.</text:span></text:p>
      <text:p text:style-name="P2">vim</text:p>
      <text:p text:style-name="P17">wget – will dowload the given url to your system , where as curl <text:s/>command directly displays the information.when we want to store the file into local we use WGET , when we just want to see the file with out storing we will use the curl command.</text:p>
      <text:p text:style-name="P24">Wc</text:p>
      <text:p text:style-name="P24">wc -l – find the number of lines and print the number.</text:p>
      <text:p text:style-name="P20">Yes – yes command prints unlimites y’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6:12:38.659805099</meta:creation-date>
    <meta:editing-duration>PT47M22S</meta:editing-duration>
    <meta:editing-cycles>2</meta:editing-cycles>
    <meta:generator>LibreOffice/7.3.7.2$Linux_X86_64 LibreOffice_project/30$Build-2</meta:generator>
    <dc:date>2023-09-06T18:07:45.181974025</dc:date>
    <meta:document-statistic meta:table-count="0" meta:image-count="0" meta:object-count="0" meta:page-count="2" meta:paragraph-count="85" meta:word-count="583" meta:character-count="3526" meta:non-whitespace-character-count="2955"/>
  </office:meta>
</office:document-meta>
</file>